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C271FA4742.jpg" manifest:media-type="image/jpeg"/>
  <manifest:file-entry manifest:full-path="Pictures/10000000000002DE000001C3F4AB8DE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2cm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cm" svg:stroke-color="#ff0000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9933ff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00ff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00cc00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999999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ffff00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false" fo:min-height="0.691cm" fo:min-width="0cm" draw:shadow-opacity="50%"/>
    </style:style>
    <style:style style:name="P1" style:family="paragraph">
      <style:paragraph-properties fo:text-align="center"/>
    </style:style>
    <style:style style:name="P2" style:family="paragraph">
      <style:text-properties style:font-name="Comic Sans MS" fo:font-size="14pt" style:font-size-asian="14pt" style:font-size-complex="14pt"/>
    </style:style>
    <style:style style:name="T1" style:family="text">
      <style:text-properties style:font-name="Comic Sans M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6" draw:id="id16" draw:layer="layout" svg:width="0.7cm" svg:height="0.7cm" svg:x="16.9cm" svg:y="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7cm" svg:height="0.7cm" svg:x="6.2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8cm" svg:height="0.7cm" svg:x="5.7cm" svg:y="1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7cm" svg:height="0.7cm" svg:x="16.9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0.7cm" svg:height="0.7cm" svg:x="16.9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7cm" svg:height="0.7cm" svg:x="6.7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7cm" svg:height="0.7cm" svg:x="15.9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0.7cm" svg:height="0.7cm" svg:x="16.1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0.7cm" svg:height="0.7cm" svg:x="16.2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7cm" svg:height="0.7cm" svg:x="15.9cm" svg:y="9.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9.937cm" svg:height="12.251cm" svg:x="12.8cm" svg:y="1.1cm">
          <draw:image xlink:href="Pictures/10000000000002DE000001C3F4AB8DEF.jpg" xlink:type="simple" xlink:show="embed" xlink:actuate="onLoad">
            <text:p/>
          </draw:image>
        </draw:frame>
        <draw:custom-shape draw:style-name="gr1" draw:text-style-name="P1" xml:id="id9" draw:id="id9" draw:layer="layout" svg:width="0.7cm" svg:height="0.7cm" svg:x="5.3cm" svg:y="1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7cm" svg:height="0.7cm" svg:x="4.8cm" svg:y="10.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9.6cm" svg:height="9.6cm" svg:x="1.1cm" svg:y="2.519cm">
          <draw:image xlink:href="Pictures/10000000000001C2000001C271FA4742.jpg" xlink:type="simple" xlink:show="embed" xlink:actuate="onLoad">
            <text:p/>
          </draw:image>
        </draw:frame>
        <draw:connector draw:style-name="gr4" draw:text-style-name="P1" draw:layer="layout" draw:line-skew="2.15cm" svg:x1="16.25cm" svg:y1="10.2cm" svg:x2="5.15cm" svg:y2="11.1cm" draw:start-shape="id1" draw:start-glue-point="2" draw:end-shape="id2" draw:end-glue-point="2" svg:d="M16250 10200v3600h-11100v-2700" svg:viewBox="0 0 11101 3601">
          <text:p/>
        </draw:connector>
        <draw:connector draw:style-name="gr5" draw:text-style-name="P1" draw:layer="layout" draw:line-skew="0.95cm" svg:x1="11.04cm" svg:y1="6.647cm" svg:x2="6.55cm" svg:y2="11.1cm" draw:start-shape="id3" draw:start-glue-point="3" draw:end-shape="id4" draw:end-glue-point="2" svg:d="M11040 6647v5953h-4490v-1500" svg:viewBox="0 0 4491 5954">
          <text:p/>
        </draw:connector>
        <draw:connector draw:style-name="gr6" draw:text-style-name="P1" draw:layer="layout" draw:line-skew="2.638cm 1.35cm" svg:x1="11.673cm" svg:y1="7.377cm" svg:x2="6.1cm" svg:y2="11.1cm" draw:start-shape="id5" draw:start-glue-point="3" draw:end-shape="id6" draw:end-glue-point="2" svg:d="M11673 7377h27v5623h-5600v-1900" svg:viewBox="0 0 5601 5624">
          <text:p/>
        </draw:connector>
        <draw:connector draw:style-name="gr6" draw:text-style-name="P1" xml:id="id5" draw:id="id5" draw:layer="layout" draw:line-skew="2.588cm" svg:x1="16.9cm" svg:y1="7.65cm" svg:x2="11.673cm" svg:y2="7.377cm" draw:start-shape="id7" draw:start-glue-point="3" svg:d="M16900 7650h-300v-273h-4927" svg:viewBox="0 0 5228 274">
          <text:p/>
        </draw:connector>
        <draw:connector draw:style-name="gr7" draw:text-style-name="P1" draw:layer="layout" svg:x1="12.314cm" svg:y1="13.409cm" svg:x2="5.65cm" svg:y2="11.1cm" draw:start-shape="id8" draw:start-glue-point="3" draw:end-shape="id9" draw:end-glue-point="2" svg:d="M12314 13409h-6664v-2309" svg:viewBox="0 0 6665 2310">
          <text:p/>
        </draw:connector>
        <draw:connector draw:style-name="gr7" draw:text-style-name="P1" xml:id="id15" draw:id="id15" draw:layer="layout" draw:line-skew="2.268cm" svg:x1="16.9cm" svg:y1="8.25cm" svg:x2="12.314cm" svg:y2="9.195cm" draw:start-shape="id10" draw:start-glue-point="3" svg:d="M16900 8250h-300v945h-4286" svg:viewBox="0 0 4587 946">
          <text:p/>
        </draw:connector>
        <draw:connector draw:style-name="gr8" draw:text-style-name="P1" draw:layer="layout" draw:line-skew="-1.75cm" svg:x1="16.25cm" svg:y1="4.4cm" svg:x2="7.05cm" svg:y2="11.1cm" draw:start-shape="id11" draw:start-glue-point="0" draw:end-shape="id12" draw:end-glue-point="0" svg:d="M16250 4400v-2300h-9200v9000" svg:viewBox="0 0 9201 9001">
          <text:p/>
        </draw:connector>
        <draw:connector draw:style-name="gr9" draw:text-style-name="P1" draw:layer="layout" draw:line-skew="3.65cm" svg:x1="16.9cm" svg:y1="10.15cm" svg:x2="16.8cm" svg:y2="4.45cm" draw:start-shape="id13" draw:start-glue-point="1" draw:end-shape="id14" draw:end-glue-point="1" svg:d="M16900 10150h4200v-5700h-4300" svg:viewBox="0 0 4301 5701">
          <text:p/>
        </draw:connector>
        <draw:connector draw:style-name="gr7" draw:text-style-name="P1" xml:id="id8" draw:id="id8" draw:layer="layout" svg:x1="12.314cm" svg:y1="9.195cm" svg:x2="12.314cm" svg:y2="13.409cm" draw:start-shape="id15" draw:start-glue-point="3" svg:d="M12314 9195v4214" svg:viewBox="0 0 1 4215">
          <text:p/>
        </draw:connector>
        <draw:connector draw:style-name="gr5" draw:text-style-name="P1" xml:id="id3" draw:id="id3" draw:layer="layout" draw:line-skew="2.905cm" svg:x1="16.9cm" svg:y1="5.65cm" svg:x2="11.04cm" svg:y2="6.647cm" draw:start-shape="id16" draw:start-glue-point="3" svg:d="M16900 5650h-300v997h-5560" svg:viewBox="0 0 5861 998">
          <text:p/>
        </draw:connector>
        <draw:frame draw:style-name="gr10" draw:text-style-name="P2" draw:layer="layout" svg:width="2.5cm" svg:height="0.941cm" svg:x="13.5cm" svg:y="3.959cm">
          <draw:text-box>
            <text:p><text:span text:style-name="T1">20. GND</text:span></text:p>
          </draw:text-box>
        </draw:frame>
        <draw:frame draw:style-name="gr10" draw:text-style-name="P2" draw:layer="layout" svg:width="2.425cm" svg:height="0.941cm" svg:x="16.975cm" svg:y="3.3cm">
          <draw:text-box>
            <text:p><text:span text:style-name="T1">19. VDD</text:span></text:p>
          </draw:text-box>
        </draw:frame>
        <draw:frame draw:style-name="gr10" draw:text-style-name="P2" draw:layer="layout" svg:width="2.225cm" svg:height="0.941cm" svg:x="17.075cm" svg:y="10.359cm">
          <draw:text-box>
            <text:p><text:span text:style-name="T1">1. VAPP</text:span></text:p>
          </draw:text-box>
        </draw:frame>
        <draw:frame draw:style-name="gr10" draw:text-style-name="P2" draw:layer="layout" svg:width="2.3cm" svg:height="0.941cm" svg:x="13.7cm" svg:y="10cm">
          <draw:text-box>
            <text:p><text:span text:style-name="T1">2. VAPP</text:span></text:p>
          </draw:text-box>
        </draw:frame>
        <draw:frame draw:style-name="gr10" draw:text-style-name="P2" draw:layer="layout" svg:width="3.105cm" svg:height="0.941cm" svg:x="16.995cm" svg:y="7.959cm">
          <draw:text-box>
            <text:p><text:span text:style-name="T1">7 SWD-IO</text:span></text:p>
          </draw:text-box>
        </draw:frame>
        <draw:frame draw:style-name="gr10" draw:text-style-name="P2" draw:layer="layout" svg:width="3.248cm" svg:height="0.941cm" svg:x="16.952cm" svg:y="6.9cm">
          <draw:text-box>
            <text:p><text:span text:style-name="T1">9. SWDCLK</text:span></text:p>
          </draw:text-box>
        </draw:frame>
        <draw:frame draw:style-name="gr10" draw:text-style-name="P2" draw:layer="layout" svg:width="2.745cm" svg:height="0.941cm" svg:x="17cm" svg:y="5.2cm">
          <draw:text-box>
            <text:p><text:span text:style-name="T1">15. nR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2:00:32.645481486</meta:creation-date>
    <dc:date>2014-11-15T19:08:01.862883734</dc:date>
    <meta:editing-duration>PT1H5M19S</meta:editing-duration>
    <meta:editing-cycles>43</meta:editing-cycles>
    <meta:generator>LibreOffice/4.3.3.2$Linux_X86_64 LibreOffice_project/430m0$Build-2</meta:generator>
    <meta:document-statistic meta:object-count="31"/>
  </office:meta>
</office:document-meta>
</file>